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7.8945in"/>
    </style:style>
    <style:style style:name="co6" style:family="table-column">
      <style:table-column-properties fo:break-before="auto" style:column-width="3.9984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/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table:number-columns-repeated="2"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table:number-columns-repeated="2"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table:number-columns-repeated="2"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table:number-columns-repeated="2"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table:number-columns-repeated="2"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table:number-columns-repeated="2"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table:number-columns-repeated="2"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argetFPS(int fps);</text:p>
          </table:table-cell>
          <table:table-cell table:number-columns-repeated="2"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FPS(void);</text:p>
          </table:table-cell>
          <table:table-cell table:number-columns-repeated="2"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FrameTime(void);</text:p>
          </table:table-cell>
          <table:table-cell table:number-columns-repeated="2"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ouble GetTime(void);</text:p>
          </table:table-cell>
          <table:table-cell table:number-columns-repeated="2"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onfigFlags(unsigned int flags);</text:p>
          </table:table-cell>
          <table:table-cell table:number-columns-repeated="2"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table:number-columns-repeated="2"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table:number-columns-repeated="2"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table:number-columns-repeated="2"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table:number-columns-repeated="2"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table:number-columns-repeated="2"/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table:number-columns-repeated="2"/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akeScreenshot(const char *fileName);</text:p>
          </table:table-cell>
          <table:table-cell table:number-columns-repeated="2"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table:number-columns-repeated="2"/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table:number-columns-repeated="2"/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table:number-columns-repeated="2"/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table:number-columns-repeated="2"/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table:number-columns-repeated="2"/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table:number-columns-repeated="2"/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table:number-columns-repeated="2"/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table:number-columns-repeated="2"/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table:number-columns-repeated="2"/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table:number-columns-repeated="2"/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table:number-columns-repeated="2"/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table:number-columns-repeated="2"/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table:number-columns-repeated="2"/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table:number-columns-repeated="2"/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table:number-columns-repeated="2"/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table:number-columns-repeated="2"/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table:number-columns-repeated="2"/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table:number-columns-repeated="2"/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table:number-columns-repeated="2"/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table:number-columns-repeated="2"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table:number-columns-repeated="2"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table:number-columns-repeated="2"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table:number-columns-repeated="2"/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 table:number-columns-repeated="2"/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 table:number-columns-repeated="2"/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KeyPressed(int key);</text:p>
          </table:table-cell>
          <table:table-cell table:number-columns-repeated="2"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Down(int key);</text:p>
          </table:table-cell>
          <table:table-cell table:number-columns-repeated="2"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Released(int key);</text:p>
          </table:table-cell>
          <table:table-cell table:number-columns-repeated="2"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Up(int key);</text:p>
          </table:table-cell>
          <table:table-cell table:number-columns-repeated="2"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ExitKey(int key);</text:p>
          </table:table-cell>
          <table:table-cell table:number-columns-repeated="2"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KeyPressed(void);</text:p>
          </table:table-cell>
          <table:table-cell table:number-columns-repeated="2"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harPressed(void);</text:p>
          </table:table-cell>
          <table:table-cell table:number-columns-repeated="2"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GamepadAvailable(int gamepad);</text:p>
          </table:table-cell>
          <table:table-cell table:number-columns-repeated="2"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Name(int gamepad, const char *name);</text:p>
          </table:table-cell>
          <table:table-cell table:number-columns-repeated="2"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GamepadName(int gamepad);</text:p>
          </table:table-cell>
          <table:table-cell table:number-columns-repeated="2"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Pressed(int gamepad, int button);</text:p>
          </table:table-cell>
          <table:table-cell table:number-columns-repeated="2"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Down(int gamepad, int button);</text:p>
          </table:table-cell>
          <table:table-cell table:number-columns-repeated="2"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Released(int gamepad, int button);</text:p>
          </table:table-cell>
          <table:table-cell table:number-columns-repeated="2"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Up(int gamepad, int button);</text:p>
          </table:table-cell>
          <table:table-cell table:number-columns-repeated="2"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ButtonPressed(void);</text:p>
          </table:table-cell>
          <table:table-cell table:number-columns-repeated="2"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AxisCount(int gamepad);</text:p>
          </table:table-cell>
          <table:table-cell table:number-columns-repeated="2"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amepadAxisMovement(int gamepad, int axis);</text:p>
          </table:table-cell>
          <table:table-cell table:number-columns-repeated="2"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MouseButtonPressed(int button);</text:p>
          </table:table-cell>
          <table:table-cell table:number-columns-repeated="2"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Down(int button);</text:p>
          </table:table-cell>
          <table:table-cell table:number-columns-repeated="2"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Released(int button);</text:p>
          </table:table-cell>
          <table:table-cell table:number-columns-repeated="2"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Up(int button);</text:p>
          </table:table-cell>
          <table:table-cell table:number-columns-repeated="2"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X(void);</text:p>
          </table:table-cell>
          <table:table-cell table:number-columns-repeated="2"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Y(void);</text:p>
          </table:table-cell>
          <table:table-cell table:number-columns-repeated="2"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MousePosition(void);</text:p>
          </table:table-cell>
          <table:table-cell table:number-columns-repeated="2"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Position(int x, int y);</text:p>
          </table:table-cell>
          <table:table-cell table:number-columns-repeated="2"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Offset(int offsetX, int offsetY);</text:p>
          </table:table-cell>
          <table:table-cell table:number-columns-repeated="2"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Scale(float scaleX, float scaleY);</text:p>
          </table:table-cell>
          <table:table-cell table:number-columns-repeated="2"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ouseWheelMove(void);</text:p>
          </table:table-cell>
          <table:table-cell table:number-columns-repeated="2"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Cursor(void);</text:p>
          </table:table-cell>
          <table:table-cell table:number-columns-repeated="2"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Cursor(int cursor);</text:p>
          </table:table-cell>
          <table:table-cell table:number-columns-repeated="2"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table:number-columns-repeated="2"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table:number-columns-repeated="2"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table:number-columns-repeated="2"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table:number-columns-repeated="2"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table:number-columns-repeated="2"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table:number-columns-repeated="2"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table:number-columns-repeated="2"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table:number-columns-repeated="2"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table:number-columns-repeated="2"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table:number-columns-repeated="2"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table:number-columns-repeated="2"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table:number-columns-repeated="2"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table:number-columns-repeated="2"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table:number-columns-repeated="2"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table:number-columns-repeated="2"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table:number-columns-repeated="2"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table:number-columns-repeated="2"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table:number-columns-repeated="2"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Pixel(int posX, int posY, Color color);</text:p>
          </table:table-cell>
          <table:table-cell table:number-columns-repeated="2"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ixelV(Vector2 position, Color color);</text:p>
          </table:table-cell>
          <table:table-cell table:number-columns-repeated="2"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(int startPosX, int startPosY, int endPosX, int endPosY, Color color);</text:p>
          </table:table-cell>
          <table:table-cell table:number-columns-repeated="2"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V(Vector2 startPos, Vector2 endPos, Color color);</text:p>
          </table:table-cell>
          <table:table-cell table:number-columns-repeated="2"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Ex(Vector2 startPos, Vector2 endPos, float thick, Color color);</text:p>
          </table:table-cell>
          <table:table-cell table:number-columns-repeated="2"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Bezier(Vector2 startPos, Vector2 endPos, float thick, Color color);</text:p>
          </table:table-cell>
          <table:table-cell table:number-columns-repeated="2"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table:number-columns-repeated="2"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(int centerX, int centerY, float radius, Color color);</text:p>
          </table:table-cell>
          <table:table-cell table:number-columns-repeated="2"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table:number-columns-repeated="2"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table:number-columns-repeated="2"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Gradient(int centerX, int centerY, float radius, Color color1, Color color2);</text:p>
          </table:table-cell>
          <table:table-cell table:number-columns-repeated="2"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V(Vector2 center, float radius, Color color);</text:p>
          </table:table-cell>
          <table:table-cell table:number-columns-repeated="2"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Lines(int centerX, int centerY, float radius, Color color);</text:p>
          </table:table-cell>
          <table:table-cell table:number-columns-repeated="2"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(int centerX, int centerY, float radiusH, float radiusV, Color color);</text:p>
          </table:table-cell>
          <table:table-cell table:number-columns-repeated="2"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Lines(int centerX, int centerY, float radiusH, float radiusV, Color color);</text:p>
          </table:table-cell>
          <table:table-cell table:number-columns-repeated="2"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table:number-columns-repeated="2"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table:number-columns-repeated="2"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(int posX, int posY, int width, int height, Color color);</text:p>
          </table:table-cell>
          <table:table-cell table:number-columns-repeated="2"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V(Vector2 position, Vector2 size, Color color);</text:p>
          </table:table-cell>
          <table:table-cell table:number-columns-repeated="2"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ec(Rectangle rec, Color color);</text:p>
          </table:table-cell>
          <table:table-cell table:number-columns-repeated="2"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Pro(Rectangle rec, Vector2 origin, float rotation, Color color);</text:p>
          </table:table-cell>
          <table:table-cell table:number-columns-repeated="2"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V(int posX, int posY, int width, int height, Color color1, Color color2);</text:p>
          </table:table-cell>
          <table:table-cell table:number-columns-repeated="2"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H(int posX, int posY, int width, int height, Color color1, Color color2);</text:p>
          </table:table-cell>
          <table:table-cell table:number-columns-repeated="2"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Ex(Rectangle rec, Color col1, Color col2, Color col3, Color col4);</text:p>
          </table:table-cell>
          <table:table-cell table:number-columns-repeated="2"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(int posX, int posY, int width, int height, Color color);</text:p>
          </table:table-cell>
          <table:table-cell table:number-columns-repeated="2"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Ex(Rectangle rec, int lineThick, Color color);</text:p>
          </table:table-cell>
          <table:table-cell table:number-columns-repeated="2"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(Rectangle rec, float roundness, int segments, Color color);</text:p>
          </table:table-cell>
          <table:table-cell table:number-columns-repeated="2"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Lines(Rectangle rec, float roundness, int segments, int lineThick, Color color);</text:p>
          </table:table-cell>
          <table:table-cell table:number-columns-repeated="2"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(Vector2 v1, Vector2 v2, Vector2 v3, Color color);</text:p>
          </table:table-cell>
          <table:table-cell table:number-columns-repeated="2"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Lines(Vector2 v1, Vector2 v2, Vector2 v3, Color color);</text:p>
          </table:table-cell>
          <table:table-cell table:number-columns-repeated="2"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Fan(Vector2 *points, int pointsCount, Color color);</text:p>
          </table:table-cell>
          <table:table-cell table:number-columns-repeated="2"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(Vector2 *points, int pointsCount, Color color);</text:p>
          </table:table-cell>
          <table:table-cell table:number-columns-repeated="2"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(Vector2 center, int sides, float radius, float rotation, Color color);</text:p>
          </table:table-cell>
          <table:table-cell table:number-columns-repeated="2"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Lines(Vector2 center, int sides, float radius, float rotation, Color color);</text:p>
          </table:table-cell>
          <table:table-cell table:number-columns-repeated="2"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Recs(Rectangle rec1, Rectangle rec2);</text:p>
          </table:table-cell>
          <table:table-cell table:number-columns-repeated="2"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s(Vector2 center1, float radius1, Vector2 center2, float radius2);</text:p>
          </table:table-cell>
          <table:table-cell table:number-columns-repeated="2"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Rec(Vector2 center, float radius, Rectangle rec);</text:p>
          </table:table-cell>
          <table:table-cell table:number-columns-repeated="2"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Rec(Vector2 point, Rectangle rec);</text:p>
          </table:table-cell>
          <table:table-cell table:number-columns-repeated="2"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Circle(Vector2 point, Vector2 center, float radius);</text:p>
          </table:table-cell>
          <table:table-cell table:number-columns-repeated="2"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Triangle(Vector2 point, Vector2 p1, Vector2 p2, Vector2 p3);</text:p>
          </table:table-cell>
          <table:table-cell table:number-columns-repeated="2"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table:number-columns-repeated="2"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CollisionRec(Rectangle rec1, Rectangle rec2);</text:p>
          </table:table-cell>
          <table:table-cell table:number-columns-repeated="2"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LoadImage(const char *fileName);</text:p>
          </table:table-cell>
          <table:table-cell table:number-columns-repeated="2"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Raw(const char *fileName, int width, int height, int format, int headerSize);</text:p>
          </table:table-cell>
          <table:table-cell table:number-columns-repeated="2"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table:number-columns-repeated="2"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table:number-columns-repeated="2"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table:number-columns-repeated="2"/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(Image image, const char *fileName);</text:p>
          </table:table-cell>
          <table:table-cell table:number-columns-repeated="2"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AsCode(Image image, const char *fileName);</text:p>
          </table:table-cell>
          <table:table-cell table:number-columns-repeated="2"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2D LoadTexture(const char *fileName);</text:p>
          </table:table-cell>
          <table:table-cell table:number-columns-repeated="2"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LoadTextureFromImage(Image image);</text:p>
          </table:table-cell>
          <table:table-cell table:number-columns-repeated="2"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table:number-columns-repeated="2"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nderTexture2D LoadRenderTexture(int width, int height);</text:p>
          </table:table-cell>
          <table:table-cell table:number-columns-repeated="2"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table:number-columns-repeated="2"/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table:number-columns-repeated="2"/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table:number-columns-repeated="2"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table:number-columns-repeated="2"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table:number-columns-repeated="2"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table:number-columns-repeated="2"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GenTextureMipmaps(Texture2D *texture);</text:p>
          </table:table-cell>
          <table:table-cell table:number-columns-repeated="2"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Filter(Texture2D texture, int filterMode);</text:p>
          </table:table-cell>
          <table:table-cell table:number-columns-repeated="2"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Wrap(Texture2D texture, int wrapMode);</text:p>
          </table:table-cell>
          <table:table-cell table:number-columns-repeated="2"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Texture(Texture2D texture, int posX, int posY, Color tint);</text:p>
          </table:table-cell>
          <table:table-cell table:number-columns-repeated="2"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V(Texture2D texture, Vector2 position, Color tint);</text:p>
          </table:table-cell>
          <table:table-cell table:number-columns-repeated="2"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Ex(Texture2D texture, Vector2 position, float rotation, float scale, Color tint);</text:p>
          </table:table-cell>
          <table:table-cell table:number-columns-repeated="2"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Rec(Texture2D texture, Rectangle source, Vector2 position, Color tint);</text:p>
          </table:table-cell>
          <table:table-cell table:number-columns-repeated="2"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Quad(Texture2D texture, Vector2 tiling, Vector2 offset, Rectangle quad, Color tint);</text:p>
          </table:table-cell>
          <table:table-cell table:number-columns-repeated="2"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table:number-columns-repeated="2"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table:number-columns-repeated="2"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table:number-columns-repeated="2"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or Fade(Color color, float alpha);</text:p>
          </table:table-cell>
          <table:table-cell table:number-columns-repeated="2"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ColorToInt(Color color);</text:p>
          </table:table-cell>
          <table:table-cell table:number-columns-repeated="2"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4 ColorNormalize(Color color);</text:p>
          </table:table-cell>
          <table:table-cell table:number-columns-repeated="2"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Normalized(Vector4 normalized);</text:p>
          </table:table-cell>
          <table:table-cell table:number-columns-repeated="2"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3 ColorToHSV(Color color);</text:p>
          </table:table-cell>
          <table:table-cell table:number-columns-repeated="2"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HSV(float hue, float saturation, float value);</text:p>
          </table:table-cell>
          <table:table-cell table:number-columns-repeated="2"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table:number-columns-repeated="2"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table:number-columns-repeated="2"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Color(int hexValue);</text:p>
          </table:table-cell>
          <table:table-cell table:number-columns-repeated="2"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table:number-columns-repeated="2"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table:number-columns-repeated="2"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table:number-columns-repeated="2"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nt GetFontDefault(void);</text:p>
          </table:table-cell>
          <table:table-cell table:number-columns-repeated="2"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(const char *fileName);</text:p>
          </table:table-cell>
          <table:table-cell table:number-columns-repeated="2"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Ex(const char *fileName, int fontSize, int *fontChars, int charsCount);</text:p>
          </table:table-cell>
          <table:table-cell table:number-columns-repeated="2"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table:number-columns-repeated="2"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table:number-columns-repeated="2"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table:number-columns-repeated="2"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table:number-columns-repeated="2"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table:number-columns-repeated="2"/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table:number-columns-repeated="2"/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FPS(int posX, int posY);</text:p>
          </table:table-cell>
          <table:table-cell table:number-columns-repeated="2"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(const char *text, int posX, int posY, int fontSize, Color color);</text:p>
          </table:table-cell>
          <table:table-cell table:number-columns-repeated="2"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table:number-columns-repeated="2"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table:number-columns-repeated="2"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</text:p>
          </table:table-cell>
          <table:table-cell table:number-columns-repeated="2"/>
          <table:table-cell office:value-type="string" calcext:value-type="string">
            <text:p>RLAPI void DrawTextRecEx(Font font, const char *text, Rectangle rec, float fontSize, float spacing, bool wordWrap, Color tint,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25"/>int selectStart, int selectLength, Color selectTint, Color selectBackTint);</text:p>
          </table:table-cell>
          <table:table-cell table:number-columns-repeated="2"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table:number-columns-repeated="2"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MeasureText(const char *text, int fontSize);</text:p>
          </table:table-cell>
          <table:table-cell table:number-columns-repeated="2"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MeasureTextEx(Font font, const char *text, float fontSize, float spacing);</text:p>
          </table:table-cell>
          <table:table-cell table:number-columns-repeated="2"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table:number-columns-repeated="2"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table:number-columns-repeated="2"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table:number-columns-repeated="2"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table:number-columns-repeated="2"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table:number-columns-repeated="2"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table:number-columns-repeated="2"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table:number-columns-repeated="2"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table:number-columns-repeated="2"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table:number-columns-repeated="2"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table:number-columns-repeated="2"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table:number-columns-repeated="2"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table:number-columns-repeated="2"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table:number-columns-repeated="2"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table:number-columns-repeated="2"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table:number-columns-repeated="2"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table:number-columns-repeated="2"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table:number-columns-repeated="2"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table:number-columns-repeated="2"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table:number-columns-repeated="2"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table:number-columns-repeated="2"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table:number-columns-repeated="2"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table:number-columns-repeated="2"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table:number-columns-repeated="2"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table:number-columns-repeated="2"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table:number-columns-repeated="2"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table:number-columns-repeated="2"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table:number-columns-repeated="2"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table:number-columns-repeated="2"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table:number-columns-repeated="2"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table:number-columns-repeated="2"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table:number-columns-repeated="2"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table:number-columns-repeated="2"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table:number-columns-repeated="2"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table:number-columns-repeated="2"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table:number-columns-repeated="2"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table:number-columns-repeated="2"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table:number-columns-repeated="2"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table:number-columns-repeated="2"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table:number-columns-repeated="2"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table:number-columns-repeated="2"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table:number-columns-repeated="2"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table:number-columns-repeated="2"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table:number-columns-repeated="2"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table:number-columns-repeated="2"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table:number-columns-repeated="2"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table:number-columns-repeated="2"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table:number-columns-repeated="2"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table:number-columns-repeated="2"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table:number-columns-repeated="2"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table:number-columns-repeated="2"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table:number-columns-repeated="2"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table:number-columns-repeated="2"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table:number-columns-repeated="2"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table:number-columns-repeated="2"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table:number-columns-repeated="2"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table:number-columns-repeated="2"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table:number-columns-repeated="2"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table:number-columns-repeated="2"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table:number-columns-repeated="2"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table:number-columns-repeated="2"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table:number-columns-repeated="2"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table:number-columns-repeated="2"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table:number-columns-repeated="2"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table:number-columns-repeated="2"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table:number-columns-repeated="2"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table:number-columns-repeated="2"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table:number-columns-repeated="2"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table:number-columns-repeated="2"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table:number-columns-repeated="2"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table:number-columns-repeated="2"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table:number-columns-repeated="2"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table:number-columns-repeated="2"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table:number-columns-repeated="2"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table:number-columns-repeated="2"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table:number-columns-repeated="2"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table:number-columns-repeated="2"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table:number-columns-repeated="2"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table:number-columns-repeated="2"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table:number-columns-repeated="2"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table:number-columns-repeated="2"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table:number-columns-repeated="2"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table:number-columns-repeated="2"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table:number-columns-repeated="2"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table:number-columns-repeated="2"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table:number-columns-repeated="2"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table:number-columns-repeated="2"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table:number-columns-repeated="2"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table:number-columns-repeated="2"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table:number-columns-repeated="2"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table:number-columns-repeated="2"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table:number-columns-repeated="2"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table:number-columns-repeated="2"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table:number-columns-repeated="2"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table:number-columns-repeated="2"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table:number-columns-repeated="2"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table:number-columns-repeated="2"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table:number-columns-repeated="2"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table:number-columns-repeated="2"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table:number-columns-repeated="2"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table:number-columns-repeated="2"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table:number-columns-repeated="2"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table:number-columns-repeated="2"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table:number-columns-repeated="2"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table:number-columns-repeated="2"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table:number-columns-repeated="2"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table:number-columns-repeated="2"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table:number-columns-repeated="2"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table:number-columns-repeated="2"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table:number-columns-repeated="2"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table:number-columns-repeated="2"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table:number-columns-repeated="2"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table:number-columns-repeated="2"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AudioDevice(void);</text:p>
          </table:table-cell>
          <table:table-cell table:number-columns-repeated="2"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Device(void);</text:p>
          </table:table-cell>
          <table:table-cell table:number-columns-repeated="2"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DeviceReady(void);</text:p>
          </table:table-cell>
          <table:table-cell table:number-columns-repeated="2"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sterVolume(float volume);</text:p>
          </table:table-cell>
          <table:table-cell table:number-columns-repeated="2"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Wave LoadWave(const char *fileName);</text:p>
          </table:table-cell>
          <table:table-cell table:number-columns-repeated="2"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table:number-columns-repeated="2"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table:number-columns-repeated="2"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table:number-columns-repeated="2"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table:number-columns-repeated="2"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table:number-columns-repeated="2"/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table:number-columns-repeated="2"/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(Wave wave, const char *fileName);</text:p>
          </table:table-cell>
          <table:table-cell table:number-columns-repeated="2"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AsCode(Wave wave, const char *fileName);</text:p>
          </table:table-cell>
          <table:table-cell table:number-columns-repeated="2"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table:number-columns-repeated="2"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table:number-columns-repeated="2"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table:number-columns-repeated="2"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table:number-columns-repeated="2"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table:number-columns-repeated="2"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table:number-columns-repeated="2"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table:number-columns-repeated="2"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table:number-columns-repeated="2"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table:number-columns-repeated="2"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table:number-columns-repeated="2"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Format(Wave *wave, int sampleRate, int sampleSize, int channels);</text:p>
          </table:table-cell>
          <table:table-cell table:number-columns-repeated="2"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WaveCopy(Wave wave);</text:p>
          </table:table-cell>
          <table:table-cell table:number-columns-repeated="2"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Crop(Wave *wave, int initSample, int finalSample);</text:p>
          </table:table-cell>
          <table:table-cell table:number-columns-repeated="2"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table:number-columns-repeated="2"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table:number-columns-repeated="2"/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table:number-columns-repeated="2"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table:number-columns-repeated="2"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table:number-columns-repeated="2"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table:number-columns-repeated="2"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table:number-columns-repeated="2"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table:number-columns-repeated="2"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table:number-columns-repeated="2"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table:number-columns-repeated="2"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table:number-columns-repeated="2"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table:number-columns-repeated="2"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table:number-columns-repeated="2"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table:number-columns-repeated="2"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table:number-columns-repeated="2"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table:number-columns-repeated="2"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table:number-columns-repeated="2"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table:number-columns-repeated="2"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table:number-columns-repeated="2"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table:number-columns-repeated="2"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table:number-columns-repeated="2"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table:number-columns-repeated="2"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table:number-columns-repeated="2"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table:number-columns-repeated="2"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table:number-columns-repeated="2"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table:number-columns-repeated="2"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23:16:55.70378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1T00:15:56.019236894</dc:date>
    <meta:editing-duration>PT2H8M4S</meta:editing-duration>
    <meta:editing-cycles>9</meta:editing-cycles>
    <meta:generator>LibreOffice/6.4.6.2$Linux_X86_64 LibreOffice_project/40$Build-2</meta:generator>
    <meta:document-statistic meta:table-count="3" meta:cell-count="1258" meta:object-count="0"/>
  </office:meta>
</office:document-meta>
</file>